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576in" fo:margin-left="0.0035in" fo:margin-top="0in" fo:margin-bottom="0in" table:align="left" style:writing-mode="lr-tb"/>
    </style:style>
    <style:style style:name="Table1.A" style:family="table-column">
      <style:table-column-properties style:column-width="0.4903in"/>
    </style:style>
    <style:style style:name="Table1.B" style:family="table-column">
      <style:table-column-properties style:column-width="2.7063in"/>
    </style:style>
    <style:style style:name="Table1.C" style:family="table-column">
      <style:table-column-properties style:column-width="0.9382in"/>
    </style:style>
    <style:style style:name="Table1.D" style:family="table-column">
      <style:table-column-properties style:column-width="1.066in"/>
    </style:style>
    <style:style style:name="Table1.E" style:family="table-column">
      <style:table-column-properties style:column-width="1.056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officeooo:rsid="0019c230" officeooo:paragraph-rsid="0019c230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officeooo:paragraph-rsid="0019c230"/>
    </style:style>
    <style:style style:name="P4" style:family="paragraph" style:parent-style-name="Standard">
      <style:text-properties officeooo:rsid="0019c230" officeooo:paragraph-rsid="0019c230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text-properties officeooo:paragraph-rsid="0019c230"/>
    </style:style>
    <style:style style:name="P7" style:family="paragraph" style:parent-style-name="List_20_Paragraph" style:list-style-name="WWNum2">
      <style:text-properties officeooo:rsid="0019c230" officeooo:paragraph-rsid="0019c230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officeooo:rsid="001a4b9e" officeooo:paragraph-rsid="001a4b9e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officeooo:rsid="001a8759" officeooo:paragraph-rsid="001a8759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officeooo:rsid="0019c2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TP – Aufgabe 2: Projektbeschreibung (Sollkonzept)</text:p>
      <text:p text:style-name="Standard">Kranz, Reher</text:p>
      <text:p text:style-name="Standard">Ziel:</text:p>
      <text:p text:style-name="Standard">Netzwerkfähiges Schachspiel</text:p>
      <text:p text:style-name="Standard">Kurzbeschreibung:</text:p>
      <text:p text:style-name="P3">Jeder <text:span text:style-name="T1">Nutzer</text:span> installiert lokal <text:span text:style-name="T1">das Programm. Man kann entweder an einem Rechner gegeneinander spielen, oder sich mit einem Server verbinden um per Netzwerk gegen einen anderen Nutzer zu spielen</text:span>. <text:span text:style-name="T1">Falls zeitlich machbar soll auch ein Spiel gegen KI Gegner möglich sein.</text:span><text:line-break/><text:span text:style-name="T1">Jedem Nuter wird das Schachbrett sowie bei klick auf eine Figur jeder damit mögliche Zug angezeigt, wenn der Spieler an der Reihe ist</text:span>. <text:span text:style-name="T1">Macht ein Spieler einen Zug, so wird entweder lokal direkt durchgeführt, oder bei einem Spiel über den Server and diesen geschickt, dort validiert und anschließend an beide verbundenen Nutzer gesendet.</text:span></text:p>
      <text:p text:style-name="P3"><text:span text:style-name="T1">Optional ist auch das Einsehen der Notation sowie der vorherigen Züge möglich. Ebenfalls optional ist e</text:span>ine Begrenzung der Bedenkzeit durch <text:span text:style-name="T1">eine Uhr / einen Timer</text:span>. </text:p>
      <text:p text:style-name="P4">Auch die Auswahl verschiedener Spielmodi bzw. Variationen wie z.B. Chess960 soll möglich sein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Priorit<text:span text:style-name="T1">ät</text:span></text:p>
          </table:table-cell>
          <table:table-cell table:style-name="Table1.B1" office:value-type="string">
            <text:p text:style-name="P1">User story</text:p>
          </table:table-cell>
          <table:table-cell table:style-name="Table1.A1" office:value-type="string">
            <text:p text:style-name="P8">Bearbeiter</text:p>
          </table:table-cell>
          <table:table-cell table:style-name="Table1.A1" office:value-type="string">
            <text:p text:style-name="P1">Zeitaufwand SOLL</text:p>
          </table:table-cell>
          <table:table-cell table:style-name="Table1.A1" office:value-type="string">
            <text:p text:style-name="P1">Zeitaufwand IST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8">Architekturdesign</text:p>
          </table:table-cell>
          <table:table-cell table:style-name="Table1.A1" office:value-type="string">
            <text:p text:style-name="P8">Marlon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4</text:p>
          </table:table-cell>
        </table:table-row>
        <table:table-row table:style-name="Table1.1">
          <table:table-cell table:style-name="Table1.A1" office:value-type="string">
            <text:p text:style-name="P8">2</text:p>
          </table:table-cell>
          <table:table-cell table:style-name="Table1.B1" office:value-type="string">
            <text:p text:style-name="P8">Schachlogik</text:p>
          </table:table-cell>
          <table:table-cell table:style-name="Table1.A1" office:value-type="string">
            <text:p text:style-name="P8">Laurent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3</text:p>
          </table:table-cell>
          <table:table-cell table:style-name="Table1.B1" office:value-type="string">
            <text:p text:style-name="P8">Spiel UI</text:p>
          </table:table-cell>
          <table:table-cell table:style-name="Table1.A1" office:value-type="string">
            <text:p text:style-name="P8">Marlon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10">2</text:p>
          </table:table-cell>
        </table:table-row>
        <table:table-row table:style-name="Table1.1">
          <table:table-cell table:style-name="Table1.A1" office:value-type="string">
            <text:p text:style-name="P8">4</text:p>
          </table:table-cell>
          <table:table-cell table:style-name="Table1.B1" office:value-type="string">
            <text:p text:style-name="P8">Hauptmenü</text:p>
          </table:table-cell>
          <table:table-cell table:style-name="Table1.A1" office:value-type="string">
            <text:p text:style-name="P8">Marlon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0">4</text:p>
          </table:table-cell>
        </table:table-row>
        <table:table-row table:style-name="Table1.1">
          <table:table-cell table:style-name="Table1.A1" office:value-type="string">
            <text:p text:style-name="P8">5</text:p>
          </table:table-cell>
          <table:table-cell table:style-name="Table1.B1" office:value-type="string">
            <text:p text:style-name="P8">Lokales Spiel implementieren</text:p>
          </table:table-cell>
          <table:table-cell table:style-name="Table1.A1" office:value-type="string">
            <text:p text:style-name="P8">Beide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6</text:p>
          </table:table-cell>
          <table:table-cell table:style-name="Table1.B1" office:value-type="string">
            <text:p text:style-name="P8">Server entwickel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8" office:value-type="string">
            <text:p text:style-name="P8">7</text:p>
          </table:table-cell>
          <table:table-cell table:style-name="Table1.B8" office:value-type="string">
            <text:p text:style-name="P8">Online Spiel implementieren</text:p>
          </table:table-cell>
          <table:table-cell table:style-name="Table1.A8" office:value-type="string">
            <text:p text:style-name="P1"/>
          </table:table-cell>
          <table:table-cell table:style-name="Table1.A8" office:value-type="string">
            <text:p text:style-name="P8">4</text:p>
          </table:table-cell>
          <table:table-cell table:style-name="Table1.A8" office:value-type="string">
            <text:p text:style-name="P1"/>
          </table:table-cell>
        </table:table-row>
        <table:table-row table:style-name="Table1.1">
          <table:table-cell table:style-name="Table1.A8" office:value-type="string">
            <text:p text:style-name="P8">8</text:p>
          </table:table-cell>
          <table:table-cell table:style-name="Table1.B8" office:value-type="string">
            <text:p text:style-name="P8">Grafikdesign</text:p>
          </table:table-cell>
          <table:table-cell table:style-name="Table1.A8" office:value-type="string">
            <text:p text:style-name="P1"/>
          </table:table-cell>
          <table:table-cell table:style-name="Table1.A8" office:value-type="string">
            <text:p text:style-name="P8">10</text:p>
          </table:table-cell>
          <table:table-cell table:style-name="Table1.A8" office:value-type="string">
            <text:p text:style-name="P1"/>
          </table:table-cell>
        </table:table-row>
      </table:table>
      <text:p text:style-name="Standard"/>
      <text:p text:style-name="Standard"/>
      <text:p text:style-name="P4">Notwendige Schritte (Ungefähre Reihenfolge nach Priorität):</text:p>
      <text:list text:style-name="WWNum2">
        <text:list-item>
          <text:p text:style-name="P5"><text:span text:style-name="T1">Erstellen </text:span>eine<text:span text:style-name="T1">r dynamischen GUI mit Menü, Server/Netzwerkspiel Bildschirm und dem eigentlichen Spiel</text:span></text:p>
        </text:list-item>
        <text:list-item>
          <text:p text:style-name="P7">Schachbrett und Figuren sowie Regeln implementieren</text:p>
        </text:list-item>
        <text:list-item>
          <text:p text:style-name="P5">Automatisches Aufstellen der Spielfiguren zu Spielbeginn</text:p>
        </text:list-item>
        <text:list-item>
          <text:p text:style-name="P7">Berechnung von validen Zügen</text:p>
        </text:list-item>
        <text:list-item>
          <text:p text:style-name="P7"><text:soft-page-break/>Logik für mehrere Nutzer implemetieren, entweder lokal abwechselnd oder via Netzwerk</text:p>
        </text:list-item>
        <text:list-item>
          <text:p text:style-name="P7">Server mit Verbingung zu mind. 2 Clients</text:p>
        </text:list-item>
        <text:list-item>
          <text:p text:style-name="P6"><text:span text:style-name="T1">Serverseitige validierung der Spielzüge und synchronisierung der Spielstände beider Spieler</text:span></text:p>
        </text:list-item>
        <text:list-item>
          <text:p text:style-name="P5">Erkennung von Spielende durch Patt, Matt, Stellungswiederholung</text:p>
        </text:list-item>
        <text:list-item>
          <text:p text:style-name="P5">Anzeige über Spielstand</text:p>
        </text:list-item>
        <text:list-item>
          <text:p text:style-name="P7">Grafiken &amp; Effekte einbauen, ggf. Animationen</text:p>
        </text:list-item>
        <text:list-item>
          <text:p text:style-name="P5">Notation der Spielzüge <text:span text:style-name="T1">ermitteln und anzeigen</text:span></text:p>
        </text:list-item>
        <text:list-item>
          <text:p text:style-name="P5">Implementation einer Uhr <text:span text:style-name="T1">und Zeitbegrenzung</text:span></text:p>
        </text:list-item>
        <text:list-item>
          <text:p text:style-name="P7">Regelvariationen inkl. Auswahlmenü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urent Reher</meta:initial-creator>
    <meta:editing-cycles>5</meta:editing-cycles>
    <meta:creation-date>2024-04-25T14:05:00</meta:creation-date>
    <dc:date>2024-06-06T15:27:13.999346796</dc:date>
    <meta:editing-duration>PT28M34S</meta:editing-duration>
    <meta:generator>LibreOffice/7.6.7.2$Linux_X86_64 LibreOffice_project/60$Build-2</meta:generator>
    <meta:document-statistic meta:table-count="1" meta:image-count="0" meta:object-count="0" meta:page-count="2" meta:paragraph-count="59" meta:word-count="294" meta:character-count="2004" meta:non-whitespace-character-count="1780"/>
    <meta:user-defined meta:name="AppVersion">16.0000</meta:user-defined>
    <meta:template xlink:type="simple" xlink:actuate="onRequest" xlink:title="Normal" xlink:href=""/>
  </office:meta>
</office:document-meta>
</file>